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paragraph-properties fo:text-align="start" style:justify-single-word="false"/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  <text:p text:style-name="P2"/>
      <text:h text:style-name="P3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2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2 h</text:p>
      <text:p text:style-name="P2">Totalt<text:tab/><text:tab/><text:tab/><text:tab/><text:tab/>29 h</text:p>
      <text:p text:style-name="P2"/>
      <text:h text:style-name="P4" text:outline-level="1"><text:span text:style-name="T1">Tidrapport, </text:span><text:span text:style-name="T4">Vecka 16 (Iteration 1, Elaboration)</text:span></text:h>
      <text:p text:style-name="P7">Uppgift<text:tab/><text:tab/><text:tab/>Skattad tid<text:tab/><text:tab/>Verklig tid <text:tab/><text:tab/>Status</text:p>
      <text:p text:style-name="P8">Gruppmöte<text:tab/><text:tab/>1,5 h<text:tab/><text:tab/><text:tab/>1,5<text:tab/><text:tab/><text:tab/>Klart</text:p>
      <text:p text:style-name="P8">Förbered WP-sida</text:p>
      <text:p text:style-name="P8">med template-sida<text:tab/>1 h<text:tab/><text:tab/><text:tab/><text:tab/><text:tab/><text:tab/>Ej påbörjad </text:p>
      <text:p text:style-name="P8">Läs om WP-plugin<text:tab/>3 h<text:tab/><text:tab/><text:tab/><text:tab/><text:tab/><text:tab/>Ej påbörjad </text:p>
      <text:p text:style-name="P8">Läs om WP-databaser<text:tab/>1 h<text:tab/><text:tab/><text:tab/><text:tab/><text:tab/><text:tab/>Ej påbörjad </text:p>
      <text:p text:style-name="P8">Skapa databas, tabeller,</text:p>
      <text:p text:style-name="P8">RI och tabelldata<text:tab/>3 h<text:tab/><text:tab/><text:tab/><text:tab/><text:tab/><text:tab/>Ej påbörjad </text:p>
      <text:p text:style-name="P8"/>
      <text:p text:style-name="P8"/>
      <text:p text:style-name="P2"><text:line-break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14T22:58:21</dc:date>
    <meta:editing-duration>P4DT11H26M45S</meta:editing-duration>
    <meta:editing-cycles>32</meta:editing-cycles>
    <meta:generator>OpenOffice.org/3.4.1$Unix OpenOffice.org_project/341m1$Build-9593</meta:generator>
    <meta:document-statistic meta:table-count="0" meta:image-count="0" meta:object-count="0" meta:page-count="1" meta:paragraph-count="32" meta:word-count="157" meta:character-count="949"/>
  </office:meta>
</office:document-meta>
</file>